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7871"/>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a1d3aa" style:font-size-asian="10pt" style:font-size-complex="10pt"/>
    </style:style>
    <style:style style:name="T5" style:family="text">
      <style:text-properties fo:font-size="10pt" officeooo:rsid="03a2a75b"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0" style:family="text">
      <style:text-properties officeooo:rsid="038f6ea6"/>
    </style:style>
    <style:style style:name="T11" style:family="text">
      <style:text-properties officeooo:rsid="03905edc"/>
    </style:style>
    <style:style style:name="T12" style:family="text">
      <style:text-properties officeooo:rsid="0392364e"/>
    </style:style>
    <style:style style:name="T13" style:family="text">
      <style:text-properties officeooo:rsid="039e0f25"/>
    </style:style>
    <style:style style:name="T14" style:family="text">
      <style:text-properties officeooo:rsid="03a1d3aa"/>
    </style:style>
    <style:style style:name="T15" style:family="text">
      <style:text-properties officeooo:rsid="03a2a75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3">2</text:span>.1.<text:span text:style-name="T14">2</text:span><text:span text:style-name="T15">1</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746458682848">
          <table:table-cell table:style-name="Tabelle3.A1" office:value-type="string">
            <text:h text:style-name="P17" text:outline-level="1"><text:bookmark-start text:name="__RefHeading___Toc1324_2343488134"/><text:span text:style-name="T7">A</text:span><text:span text:style-name="T8">dd</text:span><text:span text:style-name="T6"> menu - </text:span><text:span text:style-name="T8">G</text:span><text:span text:style-name="T9">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1"> A node group acts like any other node. </text:span></text:p>
      <text:p text:style-name="P10">Material node groups should not include Input nodes<text:span text:style-name="T11">,</text:span> like Image nodes<text:span text:style-name="T11">,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0">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0"> and in the Properties tab</text:span> in the Node panel<text:span text:style-name="T10">.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2">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a1d3aa" style:font-size-asian="10pt" style:font-size-complex="10pt"/>
    </style:style>
    <style:style style:name="MT5" style:family="text">
      <style:text-properties fo:font-size="10pt" officeooo:rsid="03a2a7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text:span><text:span text:style-name="MT5">1</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59S</meta:editing-duration>
    <meta:editing-cycles>828</meta:editing-cycles>
    <meta:generator>LibreOffice/7.0.4.2$Windows_X86_64 LibreOffice_project/dcf040e67528d9187c66b2379df5ea4407429775</meta:generator>
    <dc:date>2021-09-26T18:56:28.693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